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5.999cm" svg:height="8.999cm" svg:x="11.385cm" svg:y="5.46cm">
            <draw:object draw:notify-on-update-of-ranges="Feuille1.A3:Feuille1.A36 Feuille1.B3:Feuille1.B36 Feuille1.C3:Feuille1.C36 Feuille1.D3:Feuille1.D3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2">
          <table:table-cell/>
          <table:table-cell office:value-type="string" calcext:value-type="string">
            <text:p>Join cost</text:p>
          </table:table-cell>
          <table:table-cell/>
          <table:table-cell office:value-type="string" calcext:value-type="string">
            <text:p>Wage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(([.$A3]+1)^2)/4)+20" office:value-type="float" office:value="26.25" calcext:value-type="float">
            <text:p>26,25</text:p>
          </table:table-cell>
          <table:table-cell table:formula="of:=([.A3]^2)/([.$A3]^0.5)/2" office:value-type="float" office:value="4" calcext:value-type="float">
            <text:p>4</text:p>
          </table:table-cell>
          <table:table-cell table:formula="of:=((([.$A3]+8)*2)^2)/([.$A3]+60)"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(([.$A4]+1)^2)/4)+20" office:value-type="float" office:value="32.25" calcext:value-type="float">
            <text:p>32,25</text:p>
          </table:table-cell>
          <table:table-cell table:formula="of:=([.A4]^2)/([.$A4]^0.5)/2" office:value-type="float" office:value="7.34846922834953" calcext:value-type="float">
            <text:p>7,3484692283</text:p>
          </table:table-cell>
          <table:table-cell table:formula="of:=((([.$A4]+8)*2)^2)/([.$A4]+60)" office:value-type="float" office:value="11.8787878787879" calcext:value-type="float">
            <text:p>11,87878787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(([.$A5]+1)^2)/4)+20" office:value-type="float" office:value="40.25" calcext:value-type="float">
            <text:p>40,25</text:p>
          </table:table-cell>
          <table:table-cell table:formula="of:=([.A5]^2)/([.$A5]^0.5)/2" office:value-type="float" office:value="11.3137084989848" calcext:value-type="float">
            <text:p>11,313708499</text:p>
          </table:table-cell>
          <table:table-cell table:formula="of:=((([.$A5]+8)*2)^2)/([.$A5]+60)" office:value-type="float" office:value="15.0588235294118" calcext:value-type="float">
            <text:p>15,05882352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(([.$A6]+1)^2)/4)+20" office:value-type="float" office:value="50.25" calcext:value-type="float">
            <text:p>50,25</text:p>
          </table:table-cell>
          <table:table-cell table:formula="of:=([.A6]^2)/([.$A6]^0.5)/2" office:value-type="float" office:value="15.8113883008419" calcext:value-type="float">
            <text:p>15,8113883008</text:p>
          </table:table-cell>
          <table:table-cell table:formula="of:=((([.$A6]+8)*2)^2)/([.$A6]+60)" office:value-type="float" office:value="18.5142857142857" calcext:value-type="float">
            <text:p>18,51428571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(([.$A7]+1)^2)/4)+20" office:value-type="float" office:value="62.25" calcext:value-type="float">
            <text:p>62,25</text:p>
          </table:table-cell>
          <table:table-cell table:formula="of:=([.A7]^2)/([.$A7]^0.5)/2" office:value-type="float" office:value="20.7846096908265" calcext:value-type="float">
            <text:p>20,7846096908</text:p>
          </table:table-cell>
          <table:table-cell table:formula="of:=((([.$A7]+8)*2)^2)/([.$A7]+60)" office:value-type="float" office:value="22.2222222222222" calcext:value-type="float">
            <text:p>22,222222222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(([.$A8]+1)^2)/4)+20" office:value-type="float" office:value="76.25" calcext:value-type="float">
            <text:p>76,25</text:p>
          </table:table-cell>
          <table:table-cell table:formula="of:=([.A8]^2)/([.$A8]^0.5)/2" office:value-type="float" office:value="26.1916017074176" calcext:value-type="float">
            <text:p>26,1916017074</text:p>
          </table:table-cell>
          <table:table-cell table:formula="of:=((([.$A8]+8)*2)^2)/([.$A8]+60)" office:value-type="float" office:value="26.1621621621622" calcext:value-type="float">
            <text:p>26,16216216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(([.$A9]+1)^2)/4)+20" office:value-type="float" office:value="92.25" calcext:value-type="float">
            <text:p>92,25</text:p>
          </table:table-cell>
          <table:table-cell table:formula="of:=([.A9]^2)/([.$A9]^0.5)/2" office:value-type="float" office:value="32" calcext:value-type="float">
            <text:p>32</text:p>
          </table:table-cell>
          <table:table-cell table:formula="of:=((([.$A9]+8)*2)^2)/([.$A9]+60)" office:value-type="float" office:value="30.3157894736842" calcext:value-type="float">
            <text:p>30,315789473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(([.$A10]+1)^2)/4)+20" office:value-type="float" office:value="110.25" calcext:value-type="float">
            <text:p>110,25</text:p>
          </table:table-cell>
          <table:table-cell table:formula="of:=([.A10]^2)/([.$A10]^0.5)/2" office:value-type="float" office:value="38.1837661840736" calcext:value-type="float">
            <text:p>38,1837661841</text:p>
          </table:table-cell>
          <table:table-cell table:formula="of:=((([.$A10]+8)*2)^2)/([.$A10]+60)" office:value-type="float" office:value="34.6666666666667" calcext:value-type="float">
            <text:p>34,66666666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(([.$A11]+1)^2)/4)+20" office:value-type="float" office:value="130.25" calcext:value-type="float">
            <text:p>130,25</text:p>
          </table:table-cell>
          <table:table-cell table:formula="of:=([.A11]^2)/([.$A11]^0.5)/2" office:value-type="float" office:value="44.7213595499958" calcext:value-type="float">
            <text:p>44,72135955</text:p>
          </table:table-cell>
          <table:table-cell table:formula="of:=((([.$A11]+8)*2)^2)/([.$A11]+60)" office:value-type="float" office:value="39.2" calcext:value-type="float">
            <text:p>39,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(([.$A12]+1)^2)/4)+20" office:value-type="float" office:value="152.25" calcext:value-type="float">
            <text:p>152,25</text:p>
          </table:table-cell>
          <table:table-cell table:formula="of:=([.A12]^2)/([.$A12]^0.5)/2" office:value-type="float" office:value="51.5945733580577" calcext:value-type="float">
            <text:p>51,5945733581</text:p>
          </table:table-cell>
          <table:table-cell table:formula="of:=((([.$A12]+8)*2)^2)/([.$A12]+60)" office:value-type="float" office:value="43.9024390243903" calcext:value-type="float">
            <text:p>43,902439024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(([.$A13]+1)^2)/4)+20" office:value-type="float" office:value="176.25" calcext:value-type="float">
            <text:p>176,25</text:p>
          </table:table-cell>
          <table:table-cell table:formula="of:=([.A13]^2)/([.$A13]^0.5)/2" office:value-type="float" office:value="58.7877538267963" calcext:value-type="float">
            <text:p>58,7877538268</text:p>
          </table:table-cell>
          <table:table-cell table:formula="of:=((([.$A13]+8)*2)^2)/([.$A13]+60)" office:value-type="float" office:value="48.7619047619048" calcext:value-type="float">
            <text:p>48,761904761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(([.$A14]+1)^2)/4)+20" office:value-type="float" office:value="202.25" calcext:value-type="float">
            <text:p>202,25</text:p>
          </table:table-cell>
          <table:table-cell table:formula="of:=([.A14]^2)/([.$A14]^0.5)/2" office:value-type="float" office:value="66.2872536767062" calcext:value-type="float">
            <text:p>66,2872536767</text:p>
          </table:table-cell>
          <table:table-cell table:formula="of:=((([.$A14]+8)*2)^2)/([.$A14]+60)" office:value-type="float" office:value="53.7674418604651" calcext:value-type="float">
            <text:p>53,767441860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(([.$A15]+1)^2)/4)+20" office:value-type="float" office:value="230.25" calcext:value-type="float">
            <text:p>230,25</text:p>
          </table:table-cell>
          <table:table-cell table:formula="of:=([.A15]^2)/([.$A15]^0.5)/2" office:value-type="float" office:value="74.0810367098085" calcext:value-type="float">
            <text:p>74,0810367098</text:p>
          </table:table-cell>
          <table:table-cell table:formula="of:=((([.$A15]+8)*2)^2)/([.$A15]+60)" office:value-type="float" office:value="58.9090909090909" calcext:value-type="float">
            <text:p>58,909090909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(([.$A16]+1)^2)/4)+20" office:value-type="float" office:value="260.25" calcext:value-type="float">
            <text:p>260,25</text:p>
          </table:table-cell>
          <table:table-cell table:formula="of:=([.A16]^2)/([.$A16]^0.5)/2" office:value-type="float" office:value="82.1583836257749" calcext:value-type="float">
            <text:p>82,1583836258</text:p>
          </table:table-cell>
          <table:table-cell table:formula="of:=((([.$A16]+8)*2)^2)/([.$A16]+60)" office:value-type="float" office:value="64.1777777777778" calcext:value-type="float">
            <text:p>64,177777777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(([.$A17]+1)^2)/4)+20" office:value-type="float" office:value="292.25" calcext:value-type="float">
            <text:p>292,25</text:p>
          </table:table-cell>
          <table:table-cell table:formula="of:=([.A17]^2)/([.$A17]^0.5)/2" office:value-type="float" office:value="90.5096679918781" calcext:value-type="float">
            <text:p>90,5096679919</text:p>
          </table:table-cell>
          <table:table-cell table:formula="of:=((([.$A17]+8)*2)^2)/([.$A17]+60)" office:value-type="float" office:value="69.5652173913043" calcext:value-type="float">
            <text:p>69,565217391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((([.$A18]+1)^2)/4)+20" office:value-type="float" office:value="326.25" calcext:value-type="float">
            <text:p>326,25</text:p>
          </table:table-cell>
          <table:table-cell table:formula="of:=([.A18]^2)/([.$A18]^0.5)/2" office:value-type="float" office:value="99.1261822123701" calcext:value-type="float">
            <text:p>99,1261822124</text:p>
          </table:table-cell>
          <table:table-cell table:formula="of:=((([.$A18]+8)*2)^2)/([.$A18]+60)" office:value-type="float" office:value="75.063829787234" calcext:value-type="float">
            <text:p>75,063829787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((([.$A19]+1)^2)/4)+20" office:value-type="float" office:value="362.25" calcext:value-type="float">
            <text:p>362,25</text:p>
          </table:table-cell>
          <table:table-cell table:formula="of:=([.A19]^2)/([.$A19]^0.5)/2" office:value-type="float" office:value="108" calcext:value-type="float">
            <text:p>108</text:p>
          </table:table-cell>
          <table:table-cell table:formula="of:=((([.$A19]+8)*2)^2)/([.$A19]+60)" office:value-type="float" office:value="80.6666666666667" calcext:value-type="float">
            <text:p>80,666666666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((([.$A20]+1)^2)/4)+20" office:value-type="float" office:value="400.25" calcext:value-type="float">
            <text:p>400,25</text:p>
          </table:table-cell>
          <table:table-cell table:formula="of:=([.A20]^2)/([.$A20]^0.5)/2" office:value-type="float" office:value="117.123866056411" calcext:value-type="float">
            <text:p>117,1238660564</text:p>
          </table:table-cell>
          <table:table-cell table:formula="of:=((([.$A20]+8)*2)^2)/([.$A20]+60)" office:value-type="float" office:value="86.3673469387755" calcext:value-type="float">
            <text:p>86,367346938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(([.$A21]+1)^2)/4)+20" office:value-type="float" office:value="440.25" calcext:value-type="float">
            <text:p>440,25</text:p>
          </table:table-cell>
          <table:table-cell table:formula="of:=([.A21]^2)/([.$A21]^0.5)/2" office:value-type="float" office:value="126.491106406735" calcext:value-type="float">
            <text:p>126,4911064067</text:p>
          </table:table-cell>
          <table:table-cell table:formula="of:=((([.$A21]+8)*2)^2)/([.$A21]+60)" office:value-type="float" office:value="92.16" calcext:value-type="float">
            <text:p>92,1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((([.$A22]+1)^2)/4)+20" office:value-type="float" office:value="482.25" calcext:value-type="float">
            <text:p>482,25</text:p>
          </table:table-cell>
          <table:table-cell table:formula="of:=([.A22]^2)/([.$A22]^0.5)/2" office:value-type="float" office:value="136.095554666565" calcext:value-type="float">
            <text:p>136,0955546666</text:p>
          </table:table-cell>
          <table:table-cell table:formula="of:=((([.$A22]+8)*2)^2)/([.$A22]+60)" office:value-type="float" office:value="98.0392156862745" calcext:value-type="float">
            <text:p>98,039215686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((([.$A23]+1)^2)/4)+20" office:value-type="float" office:value="526.25" calcext:value-type="float">
            <text:p>526,25</text:p>
          </table:table-cell>
          <table:table-cell table:formula="of:=([.A23]^2)/([.$A23]^0.5)/2" office:value-type="float" office:value="145.931490775638" calcext:value-type="float">
            <text:p>145,9314907756</text:p>
          </table:table-cell>
          <table:table-cell table:formula="of:=((([.$A23]+8)*2)^2)/([.$A23]+60)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((([.$A24]+1)^2)/4)+20" office:value-type="float" office:value="572.25" calcext:value-type="float">
            <text:p>572,25</text:p>
          </table:table-cell>
          <table:table-cell table:formula="of:=([.A24]^2)/([.$A24]^0.5)/2" office:value-type="float" office:value="155.993589611881" calcext:value-type="float">
            <text:p>155,9935896119</text:p>
          </table:table-cell>
          <table:table-cell table:formula="of:=((([.$A24]+8)*2)^2)/([.$A24]+60)" office:value-type="float" office:value="110.037735849057" calcext:value-type="float">
            <text:p>110,037735849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((([.$A25]+1)^2)/4)+20" office:value-type="float" office:value="620.25" calcext:value-type="float">
            <text:p>620,25</text:p>
          </table:table-cell>
          <table:table-cell table:formula="of:=([.A25]^2)/([.$A25]^0.5)/2" office:value-type="float" office:value="166.276877526612" calcext:value-type="float">
            <text:p>166,2768775266</text:p>
          </table:table-cell>
          <table:table-cell table:formula="of:=((([.$A25]+8)*2)^2)/([.$A25]+60)" office:value-type="float" office:value="116.148148148148" calcext:value-type="float">
            <text:p>116,148148148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(([.$A26]+1)^2)/4)+20" office:value-type="float" office:value="670.25" calcext:value-type="float">
            <text:p>670,25</text:p>
          </table:table-cell>
          <table:table-cell table:formula="of:=([.A26]^2)/([.$A26]^0.5)/2" office:value-type="float" office:value="176.776695296637" calcext:value-type="float">
            <text:p>176,7766952966</text:p>
          </table:table-cell>
          <table:table-cell table:formula="of:=((([.$A26]+8)*2)^2)/([.$A26]+60)" office:value-type="float" office:value="122.327272727273" calcext:value-type="float">
            <text:p>122,327272727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((([.$A27]+1)^2)/4)+20" office:value-type="float" office:value="722.25" calcext:value-type="float">
            <text:p>722,25</text:p>
          </table:table-cell>
          <table:table-cell table:formula="of:=([.A27]^2)/([.$A27]^0.5)/2" office:value-type="float" office:value="187.488666324127" calcext:value-type="float">
            <text:p>187,4886663241</text:p>
          </table:table-cell>
          <table:table-cell table:formula="of:=((([.$A27]+8)*2)^2)/([.$A27]+60)" office:value-type="float" office:value="128.571428571429" calcext:value-type="float">
            <text:p>128,571428571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((([.$A28]+1)^2)/4)+20" office:value-type="float" office:value="776.25" calcext:value-type="float">
            <text:p>776,25</text:p>
          </table:table-cell>
          <table:table-cell table:formula="of:=([.A28]^2)/([.$A28]^0.5)/2" office:value-type="float" office:value="198.408669165437" calcext:value-type="float">
            <text:p>198,4086691654</text:p>
          </table:table-cell>
          <table:table-cell table:formula="of:=((([.$A28]+8)*2)^2)/([.$A28]+60)" office:value-type="float" office:value="134.877192982456" calcext:value-type="float">
            <text:p>134,877192982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((([.$A29]+1)^2)/4)+20" office:value-type="float" office:value="832.25" calcext:value-type="float">
            <text:p>832,25</text:p>
          </table:table-cell>
          <table:table-cell table:formula="of:=([.A29]^2)/([.$A29]^0.5)/2" office:value-type="float" office:value="209.532813659341" calcext:value-type="float">
            <text:p>209,5328136593</text:p>
          </table:table-cell>
          <table:table-cell table:formula="of:=((([.$A29]+8)*2)^2)/([.$A29]+60)" office:value-type="float" office:value="141.241379310345" calcext:value-type="float">
            <text:p>141,241379310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((([.$A30]+1)^2)/4)+20" office:value-type="float" office:value="890.25" calcext:value-type="float">
            <text:p>890,25</text:p>
          </table:table-cell>
          <table:table-cell table:formula="of:=([.A30]^2)/([.$A30]^0.5)/2" office:value-type="float" office:value="220.857420070053" calcext:value-type="float">
            <text:p>220,8574200701</text:p>
          </table:table-cell>
          <table:table-cell table:formula="of:=((([.$A30]+8)*2)^2)/([.$A30]+60)" office:value-type="float" office:value="147.661016949153" calcext:value-type="float">
            <text:p>147,661016949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(([.$A31]+1)^2)/4)+20" office:value-type="float" office:value="950.25" calcext:value-type="float">
            <text:p>950,25</text:p>
          </table:table-cell>
          <table:table-cell table:formula="of:=([.A31]^2)/([.$A31]^0.5)/2" office:value-type="float" office:value="232.379000772445" calcext:value-type="float">
            <text:p>232,3790007724</text:p>
          </table:table-cell>
          <table:table-cell table:formula="of:=((([.$A31]+8)*2)^2)/([.$A31]+60)" office:value-type="float" office:value="154.133333333333" calcext:value-type="float">
            <text:p>154,133333333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((([.$A32]+1)^2)/4)+20" office:value-type="float" office:value="1012.25" calcext:value-type="float">
            <text:p>1012,25</text:p>
          </table:table-cell>
          <table:table-cell table:formula="of:=([.A32]^2)/([.$A32]^0.5)/2" office:value-type="float" office:value="244.094244094366" calcext:value-type="float">
            <text:p>244,0942440944</text:p>
          </table:table-cell>
          <table:table-cell table:formula="of:=((([.$A32]+8)*2)^2)/([.$A32]+60)" office:value-type="float" office:value="160.655737704918" calcext:value-type="float">
            <text:p>160,655737704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((([.$A33]+1)^2)/4)+20" office:value-type="float" office:value="1076.25" calcext:value-type="float">
            <text:p>1076,25</text:p>
          </table:table-cell>
          <table:table-cell table:formula="of:=([.A33]^2)/([.$A33]^0.5)/2" office:value-type="float" office:value="256" calcext:value-type="float">
            <text:p>256</text:p>
          </table:table-cell>
          <table:table-cell table:formula="of:=((([.$A33]+8)*2)^2)/([.$A33]+60)" office:value-type="float" office:value="167.225806451613" calcext:value-type="float">
            <text:p>167,225806451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((([.$A34]+1)^2)/4)+20" office:value-type="float" office:value="1142.25" calcext:value-type="float">
            <text:p>1142,25</text:p>
          </table:table-cell>
          <table:table-cell table:formula="of:=([.A34]^2)/([.$A34]^0.5)/2" office:value-type="float" office:value="268.093267352987" calcext:value-type="float">
            <text:p>268,093267353</text:p>
          </table:table-cell>
          <table:table-cell table:formula="of:=((([.$A34]+8)*2)^2)/([.$A34]+60)" office:value-type="float" office:value="173.84126984127" calcext:value-type="float">
            <text:p>173,841269841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((([.$A35]+1)^2)/4)+20" office:value-type="float" office:value="1210.25" calcext:value-type="float">
            <text:p>1210,25</text:p>
          </table:table-cell>
          <table:table-cell table:formula="of:=([.A35]^2)/([.$A35]^0.5)/2" office:value-type="float" office:value="280.371182542001" calcext:value-type="float">
            <text:p>280,371182542</text:p>
          </table:table-cell>
          <table:table-cell table:formula="of:=((([.$A35]+8)*2)^2)/([.$A35]+60)" office:value-type="float" office:value="180.5" calcext:value-type="float">
            <text:p>180,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(([.$A36]+1)^2)/4)+20" office:value-type="float" office:value="1280.25" calcext:value-type="float">
            <text:p>1280,25</text:p>
          </table:table-cell>
          <table:table-cell table:formula="of:=([.A36]^2)/([.$A36]^0.5)/2" office:value-type="float" office:value="292.831009286926" calcext:value-type="float">
            <text:p>292,8310092869</text:p>
          </table:table-cell>
          <table:table-cell table:formula="of:=((([.$A36]+8)*2)^2)/([.$A36]+60)" office:value-type="float" office:value="187.2" calcext:value-type="float">
            <text:p>187,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9">00/00/0000</text:date>, <text:time style:data-style-name="N2" text:time-value="0000-00-00T19:23:28.41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nn Battista</meta:initial-creator>
    <meta:creation-date>2013-10-24T23:59:17.25</meta:creation-date>
    <dc:date>2015-05-29T19:25:20.300000000</dc:date>
    <meta:editing-duration>PT16M48S</meta:editing-duration>
    <meta:editing-cycles>6</meta:editing-cycles>
    <meta:generator>LibreOffice/4.1.5.3$Windows_x86 LibreOffice_project/1c1366bba2ba2b554cd2ca4d87c06da81c05d24</meta:generator>
    <meta:document-statistic meta:table-count="1" meta:cell-count="13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68cm" svg:y="3.664cm" style:legend-expansion="high" chart:style-name="ch2"/>
        <chart:plot-area chart:style-name="ch3" table:cell-range-address="Feuille1.A3:Feuille1.D36" chart:data-source-has-labels="column" svg:x="0.77cm" svg:y="0.855cm" svg:width="11.658cm" svg:height="7.545cm">
          <chartooo:coordinate-region svg:x="1.762cm" svg:y="1.068cm" svg:width="10.479cm" svg:height="6.235cm"/>
          <chart:axis chart:dimension="x" chart:name="primary-x" chart:style-name="ch4" chartooo:axis-type="auto">
            <chartooo:date-scale/>
            <chart:categories table:cell-range-address="Feuille1.A3:Feuille1.A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B3:Feuille1.B36" chart:class="chart:line">
            <chart:data-point chart:repeated="34"/>
          </chart:series>
          <chart:series chart:style-name="ch8" chart:values-cell-range-address="Feuille1.C3:Feuille1.C36" chart:class="chart:line">
            <chart:data-point chart:repeated="34"/>
          </chart:series>
          <chart:series chart:style-name="ch9" chart:values-cell-range-address="Feuille1.D3:Feuille1.D36" chart:class="chart:line">
            <chart:data-point chart:repeated="3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  <table:table-cell office:value-type="string">
                <text:p>Colonne D</text:p>
              </table:table-cell>
            </table:table-row>
          </table:table-header-rows>
          <table:table-rows>
            <table:table-row>
              <table:table-cell office:value-type="float" office:value="4">
                <text:p/>
                <draw:g>
                  <svg:desc>Feuille1.A3:Feuille1.A36</svg:desc>
                </draw:g>
              </table:table-cell>
              <table:table-cell office:value-type="float" office:value="26.25">
                <text:p>26.25</text:p>
                <draw:g>
                  <svg:desc>Feuille1.B3:Feuille1.B36</svg:desc>
                </draw:g>
              </table:table-cell>
              <table:table-cell office:value-type="float" office:value="4">
                <text:p>4</text:p>
                <draw:g>
                  <svg:desc>Feuille1.C3:Feuille1.C36</svg:desc>
                </draw:g>
              </table:table-cell>
              <table:table-cell office:value-type="float" office:value="9">
                <text:p>9</text:p>
                <draw:g>
                  <svg:desc>Feuille1.D3:Feuille1.D36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2.25">
                <text:p>32.25</text:p>
              </table:table-cell>
              <table:table-cell office:value-type="float" office:value="7.34846922834953">
                <text:p>7.34846922834953</text:p>
              </table:table-cell>
              <table:table-cell office:value-type="float" office:value="11.8787878787879">
                <text:p>11.878787878787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0.25">
                <text:p>40.25</text:p>
              </table:table-cell>
              <table:table-cell office:value-type="float" office:value="11.3137084989848">
                <text:p>11.3137084989848</text:p>
              </table:table-cell>
              <table:table-cell office:value-type="float" office:value="15.0588235294118">
                <text:p>15.058823529411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0.25">
                <text:p>50.25</text:p>
              </table:table-cell>
              <table:table-cell office:value-type="float" office:value="15.8113883008419">
                <text:p>15.8113883008419</text:p>
              </table:table-cell>
              <table:table-cell office:value-type="float" office:value="18.5142857142857">
                <text:p>18.514285714285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62.25">
                <text:p>62.25</text:p>
              </table:table-cell>
              <table:table-cell office:value-type="float" office:value="20.7846096908265">
                <text:p>20.7846096908265</text:p>
              </table:table-cell>
              <table:table-cell office:value-type="float" office:value="22.2222222222222">
                <text:p>22.222222222222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76.25">
                <text:p>76.25</text:p>
              </table:table-cell>
              <table:table-cell office:value-type="float" office:value="26.1916017074176">
                <text:p>26.1916017074176</text:p>
              </table:table-cell>
              <table:table-cell office:value-type="float" office:value="26.1621621621622">
                <text:p>26.162162162162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92.25">
                <text:p>92.25</text:p>
              </table:table-cell>
              <table:table-cell office:value-type="float" office:value="32">
                <text:p>32</text:p>
              </table:table-cell>
              <table:table-cell office:value-type="float" office:value="30.3157894736842">
                <text:p>30.315789473684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10.25">
                <text:p>110.25</text:p>
              </table:table-cell>
              <table:table-cell office:value-type="float" office:value="38.1837661840736">
                <text:p>38.1837661840736</text:p>
              </table:table-cell>
              <table:table-cell office:value-type="float" office:value="34.6666666666667">
                <text:p>34.666666666666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30.25">
                <text:p>130.25</text:p>
              </table:table-cell>
              <table:table-cell office:value-type="float" office:value="44.7213595499958">
                <text:p>44.7213595499958</text:p>
              </table:table-cell>
              <table:table-cell office:value-type="float" office:value="39.2">
                <text:p>39.2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52.25">
                <text:p>152.25</text:p>
              </table:table-cell>
              <table:table-cell office:value-type="float" office:value="51.5945733580577">
                <text:p>51.5945733580577</text:p>
              </table:table-cell>
              <table:table-cell office:value-type="float" office:value="43.9024390243903">
                <text:p>43.902439024390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76.25">
                <text:p>176.25</text:p>
              </table:table-cell>
              <table:table-cell office:value-type="float" office:value="58.7877538267963">
                <text:p>58.7877538267963</text:p>
              </table:table-cell>
              <table:table-cell office:value-type="float" office:value="48.7619047619048">
                <text:p>48.7619047619048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02.25">
                <text:p>202.25</text:p>
              </table:table-cell>
              <table:table-cell office:value-type="float" office:value="66.2872536767062">
                <text:p>66.2872536767062</text:p>
              </table:table-cell>
              <table:table-cell office:value-type="float" office:value="53.7674418604651">
                <text:p>53.7674418604651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30.25">
                <text:p>230.25</text:p>
              </table:table-cell>
              <table:table-cell office:value-type="float" office:value="74.0810367098085">
                <text:p>74.0810367098085</text:p>
              </table:table-cell>
              <table:table-cell office:value-type="float" office:value="58.9090909090909">
                <text:p>58.909090909090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60.25">
                <text:p>260.25</text:p>
              </table:table-cell>
              <table:table-cell office:value-type="float" office:value="82.1583836257749">
                <text:p>82.1583836257749</text:p>
              </table:table-cell>
              <table:table-cell office:value-type="float" office:value="64.1777777777778">
                <text:p>64.177777777777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92.25">
                <text:p>292.25</text:p>
              </table:table-cell>
              <table:table-cell office:value-type="float" office:value="90.5096679918781">
                <text:p>90.5096679918781</text:p>
              </table:table-cell>
              <table:table-cell office:value-type="float" office:value="69.5652173913043">
                <text:p>69.5652173913043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26.25">
                <text:p>326.25</text:p>
              </table:table-cell>
              <table:table-cell office:value-type="float" office:value="99.1261822123701">
                <text:p>99.1261822123701</text:p>
              </table:table-cell>
              <table:table-cell office:value-type="float" office:value="75.063829787234">
                <text:p>75.063829787234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62.25">
                <text:p>362.25</text:p>
              </table:table-cell>
              <table:table-cell office:value-type="float" office:value="108">
                <text:p>108</text:p>
              </table:table-cell>
              <table:table-cell office:value-type="float" office:value="80.6666666666667">
                <text:p>80.6666666666667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400.25">
                <text:p>400.25</text:p>
              </table:table-cell>
              <table:table-cell office:value-type="float" office:value="117.123866056411">
                <text:p>117.123866056411</text:p>
              </table:table-cell>
              <table:table-cell office:value-type="float" office:value="86.3673469387755">
                <text:p>86.367346938775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40.25">
                <text:p>440.25</text:p>
              </table:table-cell>
              <table:table-cell office:value-type="float" office:value="126.491106406735">
                <text:p>126.491106406735</text:p>
              </table:table-cell>
              <table:table-cell office:value-type="float" office:value="92.16">
                <text:p>92.16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482.25">
                <text:p>482.25</text:p>
              </table:table-cell>
              <table:table-cell office:value-type="float" office:value="136.095554666565">
                <text:p>136.095554666565</text:p>
              </table:table-cell>
              <table:table-cell office:value-type="float" office:value="98.0392156862745">
                <text:p>98.0392156862745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526.25">
                <text:p>526.25</text:p>
              </table:table-cell>
              <table:table-cell office:value-type="float" office:value="145.931490775638">
                <text:p>145.93149077563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572.25">
                <text:p>572.25</text:p>
              </table:table-cell>
              <table:table-cell office:value-type="float" office:value="155.993589611881">
                <text:p>155.993589611881</text:p>
              </table:table-cell>
              <table:table-cell office:value-type="float" office:value="110.037735849057">
                <text:p>110.037735849057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620.25">
                <text:p>620.25</text:p>
              </table:table-cell>
              <table:table-cell office:value-type="float" office:value="166.276877526612">
                <text:p>166.276877526612</text:p>
              </table:table-cell>
              <table:table-cell office:value-type="float" office:value="116.148148148148">
                <text:p>116.14814814814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670.25">
                <text:p>670.25</text:p>
              </table:table-cell>
              <table:table-cell office:value-type="float" office:value="176.776695296637">
                <text:p>176.776695296637</text:p>
              </table:table-cell>
              <table:table-cell office:value-type="float" office:value="122.327272727273">
                <text:p>122.327272727273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722.25">
                <text:p>722.25</text:p>
              </table:table-cell>
              <table:table-cell office:value-type="float" office:value="187.488666324127">
                <text:p>187.488666324127</text:p>
              </table:table-cell>
              <table:table-cell office:value-type="float" office:value="128.571428571429">
                <text:p>128.571428571429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776.25">
                <text:p>776.25</text:p>
              </table:table-cell>
              <table:table-cell office:value-type="float" office:value="198.408669165437">
                <text:p>198.408669165437</text:p>
              </table:table-cell>
              <table:table-cell office:value-type="float" office:value="134.877192982456">
                <text:p>134.877192982456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832.25">
                <text:p>832.25</text:p>
              </table:table-cell>
              <table:table-cell office:value-type="float" office:value="209.532813659341">
                <text:p>209.532813659341</text:p>
              </table:table-cell>
              <table:table-cell office:value-type="float" office:value="141.241379310345">
                <text:p>141.241379310345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890.25">
                <text:p>890.25</text:p>
              </table:table-cell>
              <table:table-cell office:value-type="float" office:value="220.857420070053">
                <text:p>220.857420070053</text:p>
              </table:table-cell>
              <table:table-cell office:value-type="float" office:value="147.661016949153">
                <text:p>147.66101694915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950.25">
                <text:p>950.25</text:p>
              </table:table-cell>
              <table:table-cell office:value-type="float" office:value="232.379000772445">
                <text:p>232.379000772445</text:p>
              </table:table-cell>
              <table:table-cell office:value-type="float" office:value="154.133333333333">
                <text:p>154.133333333333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1012.25">
                <text:p>1012.25</text:p>
              </table:table-cell>
              <table:table-cell office:value-type="float" office:value="244.094244094366">
                <text:p>244.094244094366</text:p>
              </table:table-cell>
              <table:table-cell office:value-type="float" office:value="160.655737704918">
                <text:p>160.65573770491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076.25">
                <text:p>1076.25</text:p>
              </table:table-cell>
              <table:table-cell office:value-type="float" office:value="256">
                <text:p>256</text:p>
              </table:table-cell>
              <table:table-cell office:value-type="float" office:value="167.225806451613">
                <text:p>167.225806451613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1142.25">
                <text:p>1142.25</text:p>
              </table:table-cell>
              <table:table-cell office:value-type="float" office:value="268.093267352987">
                <text:p>268.093267352987</text:p>
              </table:table-cell>
              <table:table-cell office:value-type="float" office:value="173.84126984127">
                <text:p>173.84126984127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1210.25">
                <text:p>1210.25</text:p>
              </table:table-cell>
              <table:table-cell office:value-type="float" office:value="280.371182542001">
                <text:p>280.371182542001</text:p>
              </table:table-cell>
              <table:table-cell office:value-type="float" office:value="180.5">
                <text:p>180.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280.25">
                <text:p>1280.25</text:p>
              </table:table-cell>
              <table:table-cell office:value-type="float" office:value="292.831009286926">
                <text:p>292.831009286926</text:p>
              </table:table-cell>
              <table:table-cell office:value-type="float" office:value="187.2">
                <text:p>187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